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rporativeCndW00" svg:font-family="CorporativeCndW00"/>
    <style:font-face style:name="CorporativeCndW00-Bold" svg:font-family="CorporativeCndW00-Bold" style:font-pitch="variable"/>
    <style:font-face style:name="CorporativeW00-Regular" svg:font-family="CorporativeW00-Regular" style:font-pitch="variable"/>
    <style:font-face style:name="Helvetica" svg:font-family="Helvetica" style:font-family-generic="roman" style:font-pitch="variable"/>
    <style:font-face style:name="Helvetica Neue Medium" svg:font-family="'Helvetica Neue Medium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ckwell Bold" svg:font-family="'Rockwell Bold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" svg:font-family="'Source Sans Pro Light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Standar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2.801cm" fo:break-before="auto" fo:break-after="auto" table:align="margins" fo:background-color="transparent" style:writing-mode="lr-tb">
        <style:background-image/>
      </style:table-properties>
    </style:style>
    <style:style style:name="Tabelle1.A" style:family="table-column">
      <style:table-column-properties style:column-width="3cm" style:rel-column-width="15361*"/>
    </style:style>
    <style:style style:name="Tabelle1.B" style:family="table-column">
      <style:table-column-properties style:column-width="4.9cm" style:rel-column-width="25086*"/>
    </style:style>
    <style:style style:name="Tabelle1.C" style:family="table-column">
      <style:table-column-properties style:column-width="4.9cm" style:rel-column-width="2508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3" style:family="table-row">
      <style:table-row-properties style:min-row-height="1.45cm" fo:background-color="transparent" fo:keep-together="always">
        <style:background-image/>
      </style:table-row-properties>
    </style:style>
    <style:style style:name="Tabelle1.A4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9.116cm" style:type="center"/>
          <style:tab-stop style:position="18.23cm" style:type="right"/>
        </style:tab-stops>
      </style:paragraph-properties>
      <style:text-properties style:font-name="Source Sans Pro Black" fo:font-size="26pt" fo:language="de" fo:country="DE" officeooo:paragraph-rsid="000e1a99" style:font-size-asian="26pt" style:font-size-complex="26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9.116cm" style:type="center"/>
          <style:tab-stop style:position="18.23cm" style:type="right"/>
        </style:tab-stops>
      </style:paragraph-properties>
      <style:text-properties style:font-name="Source Sans Pro Black" fo:font-size="11pt" officeooo:paragraph-rsid="002d98a9" style:font-size-asian="11pt" style:font-size-complex="11pt"/>
    </style:style>
    <style:style style:name="P3" style:family="paragraph" style:parent-style-name="Footnote">
      <style:text-properties style:font-name="Source Sans Pro" fo:font-size="8pt" officeooo:rsid="004211ff" officeooo:paragraph-rsid="004211ff" style:font-size-asian="8pt" style:font-size-complex="8pt"/>
    </style:style>
    <style:style style:name="P4" style:family="paragraph" style:parent-style-name="Table_20_Contents">
      <style:text-properties officeooo:paragraph-rsid="001cd729"/>
    </style:style>
    <style:style style:name="P5" style:family="paragraph" style:parent-style-name="Table_20_Contents">
      <loext:graphic-properties draw:fill="none" draw:fill-color="#ffffff"/>
      <style:paragraph-properties fo:margin-left="0.101cm" fo:margin-right="0cm" fo:margin-top="0.101cm" fo:margin-bottom="0cm" style:contextual-spacing="false" fo:line-height="120%" fo:text-align="start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text:number-lines="false" text:line-number="0" style:writing-mode="lr-tb"/>
      <style:text-properties style:font-name="CorporativeCndW00" fo:font-size="9pt" fo:language="zxx" fo:country="none" officeooo:paragraph-rsid="00203825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6" style:family="paragraph" style:parent-style-name="Table_20_Contents">
      <style:paragraph-properties fo:margin-top="0cm" fo:margin-bottom="0cm" style:contextual-spacing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" style:family="paragraph" style:parent-style-name="Table_20_Heading">
      <style:text-properties fo:font-size="10pt" style:font-size-asian="10pt" style:font-size-complex="10pt"/>
    </style:style>
    <style:style style:name="P8" style:family="paragraph" style:parent-style-name="Table_20_Heading">
      <style:text-properties style:font-name="CorporativeCndW00-Bold" fo:font-size="10pt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9.116cm" style:type="center"/>
          <style:tab-stop style:position="18.23cm" style:type="right"/>
        </style:tab-stops>
      </style:paragraph-properties>
      <style:text-properties style:font-name="Source Sans Pro" fo:font-size="2pt" fo:language="en" fo:country="US" fo:font-style="normal" fo:font-weight="normal" officeooo:rsid="000b8a99" officeooo:paragraph-rsid="000e1a99" style:font-name-asian="Arial Unicode MS" style:font-size-asian="2pt" style:font-style-asian="normal" style:font-weight-asian="normal" style:font-name-complex="Arial Unicode MS" style:font-size-complex="2pt" style:font-style-complex="normal" style:font-weight-complex="normal"/>
    </style:style>
    <style:style style:name="P10" style:family="paragraph" style:parent-style-name="Text">
      <style:paragraph-properties fo:margin-left="0cm" fo:margin-right="0cm" fo:margin-top="0cm" fo:margin-bottom="0cm" style:contextual-spacing="false" fo:text-indent="0cm" style:auto-text-indent="false"/>
      <style:text-properties officeooo:paragraph-rsid="000a7096"/>
    </style:style>
    <style:style style:name="P11" style:family="paragraph" style:parent-style-name="Heading_20_1">
      <style:text-properties officeooo:rsid="003b7ee9" officeooo:paragraph-rsid="003b7ee9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rsid="003e5390" officeooo:paragraph-rsid="003e5390"/>
    </style:style>
    <style:style style:name="P16" style:family="paragraph" style:parent-style-name="Text_20_body" style:list-style-name="L4"/>
    <style:style style:name="T1" style:family="text">
      <style:text-properties fo:font-size="26pt" fo:language="de" fo:country="DE" officeooo:rsid="001568c0" style:font-size-asian="26pt" style:font-size-complex="26pt"/>
    </style:style>
    <style:style style:name="T2" style:family="text">
      <style:text-properties fo:font-size="26pt" fo:language="de" fo:country="DE" style:font-name-asian="Rockwell Bold" style:font-size-asian="26pt" style:font-name-complex="Rockwell Bold" style:font-size-complex="26pt"/>
    </style:style>
    <style:style style:name="T3" style:family="text">
      <style:text-properties style:font-name="Source Sans Pro Light" fo:font-size="26pt" fo:language="de" fo:country="DE" fo:font-style="normal" fo:font-weight="normal" officeooo:rsid="002d98a9" style:font-name-asian="Arial Unicode MS" style:font-size-asian="26pt" style:font-style-asian="normal" style:font-weight-asian="normal" style:font-name-complex="Arial Unicode MS" style:font-size-complex="26pt" style:font-style-complex="normal" style:font-weight-complex="normal"/>
    </style:style>
    <style:style style:name="T4" style:family="text">
      <style:text-properties style:font-name="Source Sans Pro Light" fo:font-size="26pt" fo:language="de" fo:country="DE" fo:font-style="normal" fo:font-weight="normal" officeooo:rsid="0013cd11" style:font-name-asian="Arial Unicode MS" style:font-size-asian="26pt" style:font-style-asian="normal" style:font-weight-asian="normal" style:font-name-complex="Arial Unicode MS" style:font-size-complex="26pt" style:font-style-complex="normal" style:font-weight-complex="normal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2233e7" style:language-asian="zxx" style:country-asian="none" style:language-complex="zxx" style:country-complex="none"/>
    </style:style>
    <style:style style:name="T7" style:family="text">
      <style:text-properties style:font-name="CorporativeCndW00-Bold"/>
    </style:style>
    <style:style style:name="T8" style:family="text">
      <style:text-properties style:font-name="CorporativeW00-Regular" fo:font-style="normal" style:text-underline-style="none"/>
    </style:style>
    <style:style style:name="T9" style:family="text">
      <style:text-properties officeooo:rsid="003b7ee9"/>
    </style:style>
    <style:style style:name="T10" style:family="text">
      <style:text-properties fo:font-weight="bold"/>
    </style:style>
    <style:style style:name="T11" style:family="text">
      <style:text-properties fo:font-weight="bold" officeooo:rsid="003e5390"/>
    </style:style>
    <style:style style:name="T12" style:family="text">
      <style:text-properties officeooo:rsid="003e5390"/>
    </style:style>
    <style:style style:name="T13" style:family="text">
      <style:text-properties officeooo:rsid="004211ff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erson.firstName" text:name="py3o.person.firstName"/>
        <text:user-field-decl office:value-type="string" office:string-value="person.lastName" text:name="py3o.person.lastName"/>
      </text:user-field-decls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7"/>
            </table:table-cell>
            <table:table-cell table:style-name="Tabelle1.B1" office:value-type="string">
              <text:p text:style-name="P8">Dank</text:p>
            </table:table-cell>
            <table:table-cell table:style-name="Tabelle1.B1" office:value-type="string">
              <text:p text:style-name="P8">Fürbitte</text:p>
            </table:table-cell>
          </table:table-row>
        </table:table-header-rows>
        <table:table-row table:style-name="Tabelle1.1">
          <table:table-cell table:style-name="Tabelle1.A1" table:number-columns-spanned="3" office:value-type="string">
            <text:p text:style-name="P4"><text:a xlink:type="simple" xlink:href="py3o://for=%22person%20in%20persons%22" text:style-name="Internet_20_link" text:visited-style-name="Visited_20_Internet_20_Link"><text:span text:style-name="T6">for="person in persons"</text:span></text:a></text:p>
          </table:table-cell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5"><draw:frame draw:style-name="fr1" draw:name="py3o.image(person.image, 'png', height='1cm', width='1cm', isb64=False, keep_ratio=True)" text:anchor-type="paragraph" svg:x="0cm" svg:y="0.071cm" svg:width="1cm" draw:z-index="0"><draw:text-box fo:min-height="1cm"><text:p text:style-name="Frame_20_contents"/></draw:text-box></draw:frame><text:span text:style-name="T7"><text:user-field-get text:name="py3o.person.lastName">person.lastName</text:user-field-get></text:span><text:line-break/><text:span text:style-name="T8"><text:user-field-get text:name="py3o.person.firstName">person.firstName</text:user-field-get></text:span></text:p>
          </table:table-cell>
          <table:table-cell table:style-name="Tabelle1.B1" office:value-type="string">
            <text:p text:style-name="P6"/>
          </table:table-cell>
          <table:table-cell table:style-name="Tabelle1.B1" office:value-type="string">
            <text:p text:style-name="P6"/>
          </table:table-cell>
        </table:table-row>
        <table:table-row table:style-name="Tabelle1.1">
          <table:table-cell table:style-name="Tabelle1.A4" table:number-columns-spanned="3" office:value-type="string">
            <text:p text:style-name="P4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rporativeCndW00" svg:font-family="CorporativeCndW00"/>
    <style:font-face style:name="CorporativeCndW00-Bold" svg:font-family="CorporativeCndW00-Bold" style:font-pitch="variable"/>
    <style:font-face style:name="CorporativeW00-Regular" svg:font-family="CorporativeW00-Regular" style:font-pitch="variable"/>
    <style:font-face style:name="Helvetica" svg:font-family="Helvetica" style:font-family-generic="roman" style:font-pitch="variable"/>
    <style:font-face style:name="Helvetica Neue Medium" svg:font-family="'Helvetica Neue Medium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ckwell Bold" svg:font-family="'Rockwell Bold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" svg:font-family="'Source Sans Pro Light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Standar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2" fo:font-family="'Source Sans Pro'" style:font-style-name="Standard" style:font-family-generic="swiss" style:font-pitch="variable" fo:font-size="12pt" fo:letter-spacing="normal" fo:language="de" fo:country="DE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Source Sans Pro1" fo:font-family="'Source Sans Pro'" style:font-style-name="Bold" style:font-family-generic="swiss" style:font-pitch="variable" fo:font-size="9pt" fo:language="de" fo:country="DE" officeooo:rsid="003b7ee9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lways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fefffe" loext:opacity="100%" style:text-outline="false" style:text-line-through-style="none" style:text-line-through-type="none" style:text-position="0% 100%" style:font-name="Helvetica Neue Medium" fo:font-family="'Helvetica Neue Medium'" style:font-family-generic="roman" style:font-pitch="variable" fo:font-size="12pt" fo:letter-spacing="normal" fo:language="de" fo:country="DE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ext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1" style:font-family-asian="Helvetica" style:font-family-generic-asian="system" style:font-pitch-asian="variable" style:font-size-asian="12pt" style:font-style-asian="normal" style:font-weight-asian="normal" style:font-name-complex="Helvetica1" style:font-family-complex="Helvetica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officeooo:rsid="003e5390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.282cm" fo:margin-bottom="0.499cm" style:contextual-spacing="false" fo:text-indent="0cm" style:auto-text-indent="false"/>
      <style:text-properties style:font-name="Source Sans Pro Light" fo:font-family="'Source Sans Pro Light'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Ohne" style:family="text">
      <style:text-properties fo:language="en" fo:country="US"/>
    </style:style>
    <style:style style:name="ListLabel_20_1" style:display-name="ListLabel 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nk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346cm" fo:margin-left="0.66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107" number:language="de" number:country="DE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249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3T22:35:22.703393731</dc:date>
    <meta:editing-duration>P1DT7H54M53S</meta:editing-duration>
    <meta:editing-cycles>50</meta:editing-cycles>
    <meta:generator>LibreOffice/7.3.5.2$Linux_X86_64 LibreOffice_project/30$Build-2</meta:generator>
    <dc:creator>Samuel Mehrbrodt</dc:creator>
    <meta:printed-by>Samuel Mehrbrodt</meta:printed-by>
    <meta:print-date>2022-06-30T23:05:02.232324011</meta:print-date>
    <meta:document-statistic meta:table-count="1" meta:image-count="0" meta:object-count="0" meta:page-count="1" meta:paragraph-count="5" meta:word-count="8" meta:character-count="71" meta:non-whitespace-character-count="68"/>
  </office:meta>
</office:document-meta>
</file>